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798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6.25cm" style:writing-mode="lr-tb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1cm" style:writing-mode="lr-tb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38cm" fo:min-width="2.964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1.75cm" style:writing-mode="lr-tb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04cm" fo:min-width="0cm" fo:wrap-option="wrap"/>
    </style:style>
    <style:style style:name="gr11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10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1.798cm" style:writing-mode="lr-tb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1.5cm" svg:x="2.75cm" svg:y="1.25cm">
          <text:p text:style-name="P1"><text:span text:style-name="T1">d</text:span><text:span text:style-name="T1">é</text:span><text:span text:style-name="T1">b</text:span><text:span text:style-name="T1">u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75cm" svg:height="2.25cm" svg:x="1cm" svg:y="4.25cm">
          <text:p text:style-name="P1"><text:span text:style-name="T1">Entrer un mot clé dans la zone de recherche et </text:span><text:span text:style-name="T1">appuyer sur la loup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5cm" svg:y1="2.75cm" svg:x2="4.5cm" svg:y2="4.25cm">
          <text:p/>
        </draw:line>
        <draw:custom-shape draw:style-name="gr4" draw:text-style-name="P2" draw:layer="layout" svg:width="3cm" svg:height="2.5cm" svg:x="3cm" svg:y="8.05cm">
          <text:p text:style-name="P1"><text:span text:style-name="T1">NbLettre</text:span><text:span text:style-name="T1">&gt; 2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4.5cm" svg:y1="6.55cm" svg:x2="4.5cm" svg:y2="8.05cm">
          <text:p/>
        </draw:line>
        <draw:line draw:style-name="gr5" draw:text-style-name="P3" draw:layer="layout" svg:x1="6.5cm" svg:y1="9.3cm" svg:x2="14.25cm" svg:y2="9.3cm">
          <text:p/>
        </draw:line>
        <draw:line draw:style-name="gr3" draw:text-style-name="P3" draw:layer="layout" svg:x1="14.25cm" svg:y1="9.3cm" svg:x2="14.25cm" svg:y2="9.8cm">
          <text:p/>
        </draw:line>
        <draw:custom-shape draw:style-name="gr6" draw:text-style-name="P4" draw:layer="layout" svg:width="0.5cm" svg:height="0.5cm" svg:x="6cm" svg:y="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5cm" svg:y1="10.55cm" svg:x2="4.5cm" svg:y2="12.3cm">
          <text:p/>
        </draw:line>
        <draw:custom-shape draw:style-name="gr8" draw:text-style-name="P2" draw:layer="layout" svg:width="5.5cm" svg:height="1cm" svg:x="11.25cm" svg:y="9.8cm">
          <text:p text:style-name="P1"><text:span text:style-name="T1">Mot </text:span><text:span text:style-name="T1">clé </text:span><text:span text:style-name="T1">trop </text:span><text:span text:style-name="T1">cour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4.5cm" svg:height="3.5cm" svg:x="2.25cm" svg:y="12.3cm">
          <text:p text:style-name="P1"><text:span text:style-name="T1">Inclus dans « name 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5cm" svg:height="0.5cm" svg:x="6.7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4.5cm" svg:y1="15.8cm" svg:x2="4.5cm" svg:y2="21.3cm">
          <text:p/>
        </draw:line>
        <draw:line draw:style-name="gr5" draw:text-style-name="P3" draw:layer="layout" svg:x1="7.25cm" svg:y1="14.05cm" svg:x2="8cm" svg:y2="14.05cm">
          <text:p/>
        </draw:line>
        <draw:custom-shape draw:style-name="gr9" draw:text-style-name="P2" draw:layer="layout" svg:width="4.5cm" svg:height="3.5cm" svg:x="5.75cm" svg:y="14.8cm">
          <text:p text:style-name="P1"><text:span text:style-name="T1">Inclus dans «description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10.75cm" svg:y1="16.55cm" svg:x2="11.25cm" svg:y2="16.55cm">
          <text:p/>
        </draw:line>
        <draw:line draw:style-name="gr3" draw:text-style-name="P3" draw:layer="layout" svg:x1="8cm" svg:y1="14.05cm" svg:x2="8cm" svg:y2="14.8cm">
          <text:p/>
        </draw:line>
        <draw:custom-shape draw:style-name="gr10" draw:text-style-name="P4" draw:layer="layout" svg:width="0.5cm" svg:height="0.5cm" svg:x="10.25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5cm" svg:height="3.5cm" svg:x="9cm" svg:y="17.3cm">
          <text:p text:style-name="P1"><text:span text:style-name="T1">Inclus dans «ingredients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1.25cm" svg:y1="16.55cm" svg:x2="11.25cm" svg:y2="17.3cm">
          <text:p/>
        </draw:line>
        <draw:line draw:style-name="gr11" draw:text-style-name="P3" draw:layer="layout" svg:x1="11.25cm" svg:y1="20.8cm" svg:x2="11.25cm" svg:y2="21.3cm">
          <text:p/>
        </draw:line>
        <draw:line draw:style-name="gr11" draw:text-style-name="P3" draw:layer="layout" svg:x1="8cm" svg:y1="18.3cm" svg:x2="8cm" svg:y2="21.3cm">
          <text:p/>
        </draw:line>
        <draw:custom-shape draw:style-name="gr12" draw:text-style-name="P5" draw:layer="layout" svg:width="10.5cm" svg:height="1cm" svg:x="2.75cm" svg:y="21.3cm">
          <text:p text:style-name="P4">Combine et affiche les resultats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5cm" svg:height="1cm" svg:x="6.25cm" svg:y="23cm">
          <text:p text:style-name="P4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8cm" svg:y1="22.3cm" svg:x2="8cm" svg:y2="23.05cm">
          <text:p/>
        </draw:line>
        <draw:line draw:style-name="gr5" draw:text-style-name="P3" draw:layer="layout" svg:x1="14.25cm" svg:y1="10.8cm" svg:x2="14.5cm" svg:y2="22.55cm">
          <text:p/>
        </draw:line>
        <draw:line draw:style-name="gr11" draw:text-style-name="P3" draw:layer="layout" svg:x1="14.5cm" svg:y1="22.55cm" svg:x2="8cm" svg:y2="22.5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9:45:16.686850641</meta:creation-date>
    <dc:date>2023-12-13T10:29:31.728162085</dc:date>
    <meta:editing-duration>PT9M11S</meta:editing-duration>
    <meta:editing-cycles>2</meta:editing-cycles>
    <meta:generator>LibreOffice/7.5.5.2$Linux_X86_64 LibreOffice_project/50$Build-2</meta:generator>
    <meta:document-statistic meta:object-count="27"/>
  </office:meta>
</office:document-meta>
</file>